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E000002FB7DBC898FBEED91BB.png" manifest:media-type="image/png"/>
  <manifest:file-entry manifest:full-path="Pictures/10000001000000DF000000E108D1F14EA17D09D0.png" manifest:media-type="image/png"/>
  <manifest:file-entry manifest:full-path="Pictures/10000001000003A2000003A2743F6A9411EC06A8.png" manifest:media-type="image/png"/>
  <manifest:file-entry manifest:full-path="Pictures/1000000100000F860000096AA1F4E92DE1E797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2cm" svg:stroke-color="#000000" draw:marker-start-width="0.432cm" draw:marker-end="Arrowheads_20_1" draw:marker-end-width="0.787cm" draw:fill="none" draw:textarea-vertical-align="middle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61cm" svg:height="8.01cm" svg:x="6.794cm" svg:y="4.635cm">
          <draw:image xlink:href="Pictures/1000000100000F860000096AA1F4E92DE1E79791.png" xlink:type="simple" xlink:show="embed" xlink:actuate="onLoad" draw:mime-type="image/png">
            <text:p/>
          </draw:image>
        </draw:frame>
        <draw:frame draw:style-name="gr2" draw:text-style-name="P2" draw:layer="layout" svg:width="11.922cm" svg:height="11.922cm" svg:x="16.078cm" svg:y="2.048cm">
          <draw:image xlink:href="Pictures/10000001000003A2000003A2743F6A9411EC06A8.png" xlink:type="simple" xlink:show="embed" xlink:actuate="onLoad" draw:mime-type="image/png">
            <text:p/>
          </draw:image>
        </draw:frame>
        <draw:line draw:style-name="gr3" draw:text-style-name="P1" draw:layer="layout" svg:x1="17.043cm" svg:y1="8.89cm" svg:x2="19.05cm" svg:y2="8.89cm">
          <text:p/>
        </draw:line>
        <draw:frame draw:style-name="gr2" draw:text-style-name="P2" draw:layer="layout" svg:width="5.666cm" svg:height="5.715cm" svg:x="0cm" svg:y="5.715cm">
          <draw:image xlink:href="Pictures/10000001000000DF000000E108D1F14EA17D09D0.png" xlink:type="simple" xlink:show="embed" xlink:actuate="onLoad" draw:mime-type="image/png">
            <text:p/>
          </draw:image>
        </draw:frame>
        <draw:line draw:style-name="gr3" draw:text-style-name="P1" draw:layer="layout" svg:x1="5.08cm" svg:y1="8.89cm" svg:x2="6.985cm" svg:y2="8.89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.039cm" svg:height="15.749cm" svg:x="0.524cm" svg:y="0.008cm">
          <draw:image xlink:href="Pictures/100000010000051E000002FB7DBC898FBEED91B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1T16:50:48.063950687</meta:creation-date>
    <dc:date>2025-10-02T15:16:20.984997526</dc:date>
    <meta:editing-duration>PT37M43S</meta:editing-duration>
    <meta:editing-cycles>3</meta:editing-cycles>
    <meta:generator>LibreOffice/7.3.7.2$Linux_X86_64 LibreOffice_project/30$Build-2</meta:generator>
    <meta:document-statistic meta:object-count="31"/>
  </office:meta>
</office:document-meta>
</file>